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1a5" officeooo:paragraph-rsid="0015c1a5"/>
    </style:style>
    <style:style style:name="P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left="1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left="1in" fo:margin-right="0in" fo:margin-top="0in" fo:margin-bottom="0in" loext:contextual-spacing="false" fo:line-height="138%" fo:text-indent="0in" style:auto-text-indent="false" style:writing-mode="lr-tb"/>
      <style:text-properties fo:font-weight="normal"/>
    </style:style>
    <style:style style:name="P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6">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7">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5c1a5" officeooo:paragraph-rsid="0015c1a5" style:text-blinking="false" fo:background-color="transparent"/>
    </style:style>
    <style:style style:name="P12" style:family="paragraph" style:parent-style-name="Text_20_body" style:list-style-name="L5">
      <style:paragraph-properties fo:margin-top="0in" fo:margin-bottom="0in" loext:contextual-spacing="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Arial" fo:font-size="8.5pt" fo:font-style="normal"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3" style:family="text">
      <style:text-properties fo:font-variant="normal" fo:text-transform="none" fo:color="#303030" style:text-line-through-style="none" style:text-line-through-type="none" style:font-name="Arial" fo:font-size="10pt" fo:font-style="normal" style:text-underline-style="none" style:text-blinking="false" fo:background-color="#ffffff" loext:char-shading-value="0"/>
    </style:style>
    <style:style style:name="T4" style:family="text">
      <style:text-properties fo:font-variant="normal" fo:text-transform="none" fo:color="#303030" style:text-line-through-style="none" style:text-line-through-type="none" style:font-name="Arial" fo:font-size="10pt" fo:font-style="italic" style:text-underline-style="none" style:text-blinking="false" fo:background-color="#ffffff" loext:char-shading-value="0"/>
    </style:style>
    <text:list-style style:name="L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text:start-value="3">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text:start-value="4">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text:start-value="3">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fb490b2-45e9-9331-b059-85420417b647"/></text:p>
      <text:h text:style-name="Heading_20_1" text:outline-level="1">Introduction</text:h>
      <text:p text:style-name="Numbering_20_1_20_Cont.">What is the question you are trying to answer?</text:p>
      <text:p text:style-name="Numbering_20_2"><text:tab/>Can I use machine learning to drive a program to replicate a network structure by training the program on spiking data, obtained from calcium imaging, both simulated and recorded.</text:p>
      <text:p text:style-name="Numbering_20_1_20_Cont.">Why do we care?</text:p>
      <text:p text:style-name="Numbering_20_2_20_Cont.">Mapping of neurons in networks is difficult at lower populations of neurons, and the difficulty increases significantly as the population of neurons increases. Recent studies have approached the question of mapping using different methods, such as Transfer Entropy in information theory.</text:p>
      <text:p text:style-name="Numbering_20_2_20_Cont."/>
      <text:p text:style-name="Numbering_20_2_20_Cont."><text:span text:style-name="T1">Stetter  O,  Battaglia  D,  Soriano  J,  Geisel  T  (2012)  Model-Free  Reconstruction  of  Excitatory  Neuronal  Connectivity  from  Calcium  Imaging  Signals.  PLo</text:span><text:span text:style-name="T2"> </text:span><text:span text:style-name="T1">S</text:span><text:span text:style-name="T2"> </text:span><text:span text:style-name="T1">Comput  Biol  8(8):  e1002653.  doi:10.1371/journal.pcbi.1002653</text:span></text:p>
      <text:p text:style-name="Numbering_20_2_20_Cont."/>
      <text:p text:style-name="Numbering_20_2_20_Cont.">Calcium Imaging uses calcium to provide approximations of spike timing in networks of neurons, by indicating the neuronal signaling of a network over time. Using the spiking data provided by this method, I hope to be able to teach a program to reconstruct the network and characterize the connections between neurons.</text:p>
      <text:p text:style-name="Numbering_20_2_20_Cont.">Why is it important to characterize networks of neurons? Currently, our methods of studying neurons and brain activity relies on techniques that observe activity at macroscopic (e.g. fMRI, PET, CAT, calcium imaging) or microscopic scales (e.g. electrodes and membrane potentials, patch clamp). However, there is no method of accurately imaging and representing larger networks of neurons in areas of the brain, or outgoing pathways from the brain. While machine learning algorithms may not provide exact mappings of networks, implementation of these algorithms is an opportunity to generate hypotheses.</text:p>
      <text:h text:style-name="Heading_20_1" text:outline-level="1">Methodology</text:h>
      <text:list xml:id="list7999077187464604351" text:style-name="L1">
        <text:list-item>
          <text:list>
            <text:list-item>
              <text:p text:style-name="P5">Neuronal Network Simulation for Training Set Data</text:p>
              <text:list>
                <text:list-item>
                  <text:p text:style-name="P5">History</text:p>
                </text:list-item>
                <text:list-item>
                  <text:p text:style-name="P5">Rationale</text:p>
                </text:list-item>
              </text:list>
            </text:list-item>
          </text:list>
        </text:list-item>
      </text:list>
      <text:p text:style-name="P3">Implementing a machine learning algorithm requires a set of data by which the algorithm can be trained to be a predictor of a network when presented with a single set of data. Generating simulated training sets allows for a larger amount of training, due to unrestricted access to this training set, than training the set on recorded data, which is the data of the network we would want to predict. Additionally, including a training set ensures that the algorithm is able to remain “generalized”; that is, the algorithm does <text:soft-page-break/>not learn to represent that single data set exceptionally well, and fail when a different pattern is presented to the algorithm. Additionally, the simulation of a training set will allow us to access the exact network from which the training set was derived via CSV containing explicit connection values, allowing us to compare algorithms.</text:p>
      <text:list xml:id="list4884347716813954779" text:style-name="L2">
        <text:list-item>
          <text:list>
            <text:list-item>
              <text:list>
                <text:list-item>
                  <text:p text:style-name="P6">How it’s done</text:p>
                </text:list-item>
              </text:list>
            </text:list-item>
          </text:list>
        </text:list-item>
      </text:list>
      <text:p text:style-name="P3">The simulations in this experiment are generated using the NEST simulator, a tool maintained by the NEST initiative. The focus on NEST as opposed to other simulators is the flexibility and ease of usage, as well as the focus of the simulator on large networks. The advantage NEST has over other simulators is the capability to simulate large networks with varying facets, such as synapse and neuron types, while retaining accurate representation of the individual neurons.</text:p>
      <text:p text:style-name="Text_20_body"/>
      <text:p text:style-name="P4"><text:span text:style-name="T3">Brette R, Rudolph M, Carnevale T, et al. Simulation of networks of spiking neurons: A review of tools and strategies. </text:span><text:span text:style-name="T4">Journal of computational neuroscience</text:span><text:span text:style-name="T3">. 2007;23(3):349-398. doi:10.1007/s10827-007-0038-6.</text:span></text:p>
      <text:p text:style-name="Text_20_body"/>
      <text:p text:style-name="P3">In this implementation of a network, the adjacency matrix is read from a csv that is generated with parameters that can be adjusted to control network properties. The simulator reads the explicit connections from the csv file, and creates a network with these exact connections. Then, the network is simulated for 1000 time steps (ms), and a raster plot is generated.</text:p>
      <text:list xml:id="list7809461917460894069" text:style-name="L3">
        <text:list-item>
          <text:list>
            <text:list-item>
              <text:list>
                <text:list-item>
                  <text:p text:style-name="P7">Problems/limitations</text:p>
                </text:list-item>
              </text:list>
            </text:list-item>
            <text:list-item>
              <text:p text:style-name="P7">Information Theory</text:p>
              <text:list>
                <text:list-item text:start-value="1">
                  <text:p text:style-name="P7">Transfer Entropy</text:p>
                </text:list-item>
              </text:list>
            </text:list-item>
            <text:list-item>
              <text:p text:style-name="P7">Machine Learning</text:p>
              <text:list>
                <text:list-item text:start-value="1">
                  <text:p text:style-name="P7">Neural Networks</text:p>
                </text:list-item>
                <text:list-item>
                  <text:p text:style-name="P11">Gradient Descent</text:p>
                </text:list-item>
              </text:list>
            </text:list-item>
          </text:list>
        </text:list-item>
      </text:list>
      <text:p text:style-name="Text_20_body"/>
      <text:list xml:id="list3805445590040703429" text:style-name="L4">
        <text:list-item>
          <text:p text:style-name="P8">What is actually known? (Isn’t this a little closer to methodology?)</text:p>
          <text:list>
            <text:list-item>
              <text:p text:style-name="P8">Methods of learning (e.g. unstructured)</text:p>
              <text:list>
                <text:list-item>
                  <text:p text:style-name="P8">How biologically plausible it is</text:p>
                </text:list-item>
                <text:list-item>
                  <text:p text:style-name="P8">How well the methods of learning perform</text:p>
                </text:list-item>
              </text:list>
            </text:list-item>
            <text:list-item>
              <text:p text:style-name="P8">Neuron learning/ similarities to algorithms</text:p>
              <text:list>
                <text:list-item>
                  <text:p text:style-name="P8">SNN - Spiking Neural Networks (SNNs) are neural networks that implement the state of the neuron, the state of the synapse, and the timing of spikes in a network during simulation. Often, spikes in neurons encode a variety of information based on different coding schema. SNN accounts for the temporal coding of a neuron. [Spiking Neural Networks, an Introduction]</text:p>
                </text:list-item>
                <text:list-item>
                  <text:p text:style-name="P8"><text:soft-page-break/>Spike-timing-dependent plasticity - STDP, implemented in machine learning, is a method of unsupervised learning. [Diehl PU and Cook M (2015) Unsupervised learning of digit recognition using spike-timing-dependent plasticity. Front. Comput. Neurosci. 9:99. doi: 10.3389/fncom.2015.00099]</text:p>
                </text:list-item>
              </text:list>
            </text:list-item>
          </text:list>
        </text:list-item>
      </text:list>
      <text:list xml:id="list7981260349395310773" text:style-name="L5">
        <text:list-item>
          <text:list>
            <text:list-item>
              <text:list>
                <text:list-item>
                  <text:p text:style-name="P12"/>
                </text:list-item>
              </text:list>
            </text:list-item>
          </text:list>
        </text:list-item>
      </text:list>
      <text:p text:style-name="Text_20_body"/>
      <text:list xml:id="list5764773550670091718" text:style-name="L6">
        <text:list-item>
          <text:list>
            <text:list-item>
              <text:p text:style-name="P9">Evaluation methods of good/bad learning algorithms</text:p>
            </text:list-item>
          </text:list>
        </text:list-item>
      </text:list>
      <text:p text:style-name="P2">Evaluation of machine learning algorithms on training set will be likely be done by comparison between the predicted network generated from a specific machine learning algorithm and the “true” network structure from the training set. Additionally, the generation of training sets allow the flexibility of creating a “test” training data set as well; the test data set can be used as a performance measure after the algorithm has been trained on the training set.</text:p>
      <text:list xml:id="list3607926792653879487" text:style-name="L7">
        <text:list-item>
          <text:p text:style-name="P10">Choice of Model Neurons</text:p>
          <text:list>
            <text:list-item>
              <text:p text:style-name="P10"/>
            </text:list-item>
          </text:list>
        </text:list-item>
        <text:list-item>
          <text:p text:style-name="P10">Calcium Imaging</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41:40.203939769</meta:creation-date>
    <meta:editing-duration>PT22S</meta:editing-duration>
    <meta:editing-cycles>2</meta:editing-cycles>
    <meta:generator>LibreOffice/5.1.6.2$Linux_X86_64 LibreOffice_project/10m0$Build-2</meta:generator>
    <dc:date>2017-10-24T13:41:59.180429646</dc:date>
    <meta:document-statistic meta:table-count="0" meta:image-count="0" meta:object-count="0" meta:page-count="3" meta:paragraph-count="36" meta:word-count="813" meta:character-count="5257" meta:non-whitespace-character-count="4476"/>
  </office:meta>
</office:document-meta>
</file>